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917" officeooo:paragraph-rsid="001ab917"/>
    </style:style>
    <style:style style:name="P2" style:family="paragraph" style:parent-style-name="Standard">
      <style:text-properties officeooo:rsid="001fe5d7" officeooo:paragraph-rsid="001fe5d7"/>
    </style:style>
    <style:style style:name="T1" style:family="text">
      <style:text-properties officeooo:rsid="001c1cac"/>
    </style:style>
    <style:style style:name="T2" style:family="text">
      <style:text-properties officeooo:rsid="001d0ee6"/>
    </style:style>
    <style:style style:name="T3" style:family="text">
      <style:text-properties officeooo:rsid="001de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1">mundo </text:span><text:span text:style-name="T2">que pasa </text:span><text:span text:style-name="T3">como estamos</text:span></text:p>
      <text:p text:style-name="P2">olee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4T13:57:13.366000000</meta:creation-date>
    <dc:date>2020-11-04T14:04:39.465000000</dc:date>
    <meta:editing-duration>PT7M23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